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7.99cm" table:align="left"/>
    </style:style>
    <style:style style:name="Tabela1.A" style:family="table-column">
      <style:table-column-properties style:column-width="2.833cm"/>
    </style:style>
    <style:style style:name="Tabela1.B" style:family="table-column">
      <style:table-column-properties style:column-width="1.057cm"/>
    </style:style>
    <style:style style:name="Tabela1.C" style:family="table-column">
      <style:table-column-properties style:column-width="1.005cm"/>
    </style:style>
    <style:style style:name="Tabela1.D" style:family="table-column">
      <style:table-column-properties style:column-width="1.111cm"/>
    </style:style>
    <style:style style:name="Tabela1.F" style:family="table-column">
      <style:table-column-properties style:column-width="0.979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F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F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7.99cm" table:align="left"/>
    </style:style>
    <style:style style:name="Tabela2.A" style:family="table-column">
      <style:table-column-properties style:column-width="2.833cm"/>
    </style:style>
    <style:style style:name="Tabela2.B" style:family="table-column">
      <style:table-column-properties style:column-width="1.057cm"/>
    </style:style>
    <style:style style:name="Tabela2.C" style:family="table-column">
      <style:table-column-properties style:column-width="1.005cm"/>
    </style:style>
    <style:style style:name="Tabela2.E" style:family="table-column">
      <style:table-column-properties style:column-width="1.111cm"/>
    </style:style>
    <style:style style:name="Tabela2.F" style:family="table-column">
      <style:table-column-properties style:column-width="0.979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F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c03ad" officeooo:paragraph-rsid="000c03ad"/>
    </style:style>
    <style:style style:name="P2" style:family="paragraph" style:parent-style-name="Standard">
      <style:text-properties officeooo:rsid="000d1582" officeooo:paragraph-rsid="000d1582"/>
    </style:style>
    <style:style style:name="P3" style:family="paragraph" style:parent-style-name="Standard">
      <style:text-properties officeooo:rsid="000d1582" officeooo:paragraph-rsid="001596e8"/>
    </style:style>
    <style:style style:name="P4" style:family="paragraph" style:parent-style-name="Standard">
      <style:text-properties officeooo:rsid="001051dd" officeooo:paragraph-rsid="001051dd"/>
    </style:style>
    <style:style style:name="P5" style:family="paragraph" style:parent-style-name="Standard">
      <style:text-properties officeooo:rsid="0011c947" officeooo:paragraph-rsid="0011c947"/>
    </style:style>
    <style:style style:name="P6" style:family="paragraph" style:parent-style-name="Standard">
      <style:text-properties officeooo:rsid="00126f76" officeooo:paragraph-rsid="00126f76"/>
    </style:style>
    <style:style style:name="P7" style:family="paragraph" style:parent-style-name="Standard">
      <style:text-properties officeooo:rsid="00141a76" officeooo:paragraph-rsid="00141a76"/>
    </style:style>
    <style:style style:name="P8" style:family="paragraph" style:parent-style-name="Standard">
      <style:text-properties officeooo:rsid="00141a76" officeooo:paragraph-rsid="00154176"/>
    </style:style>
    <style:style style:name="P9" style:family="paragraph" style:parent-style-name="Standard">
      <style:text-properties officeooo:rsid="00154176" officeooo:paragraph-rsid="00154176"/>
    </style:style>
    <style:style style:name="P10" style:family="paragraph" style:parent-style-name="Standard">
      <style:text-properties fo:font-size="16pt" officeooo:rsid="000c03ad" officeooo:paragraph-rsid="000c03ad" style:font-size-asian="16pt" style:font-size-complex="16pt"/>
    </style:style>
    <style:style style:name="P11" style:family="paragraph" style:parent-style-name="Standard">
      <style:text-properties fo:font-size="16pt" fo:font-weight="bold" officeooo:rsid="000c03ad" officeooo:paragraph-rsid="000c03a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0d1582" officeooo:paragraph-rsid="00154176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051dd" officeooo:paragraph-rsid="00154176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141a76" officeooo:paragraph-rsid="00154176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154176" officeooo:paragraph-rsid="00154176" style:font-size-asian="16pt" style:font-weight-asian="bold" style:font-size-complex="16pt" style:font-weight-complex="bold"/>
    </style:style>
    <style:style style:name="P16" style:family="paragraph" style:parent-style-name="Table_20_Contents">
      <style:text-properties officeooo:rsid="000c03ad" officeooo:paragraph-rsid="000c03ad"/>
    </style:style>
    <style:style style:name="P17" style:family="paragraph" style:parent-style-name="Table_20_Contents">
      <style:text-properties officeooo:rsid="000e4398" officeooo:paragraph-rsid="000e4398"/>
    </style:style>
    <style:style style:name="T1" style:family="text">
      <style:text-properties officeooo:rsid="000ef652"/>
    </style:style>
    <style:style style:name="T2" style:family="text">
      <style:text-properties officeooo:rsid="0011c9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6f76" style:font-weight-asian="bold" style:font-weight-complex="bold"/>
    </style:style>
    <style:style style:name="T5" style:family="text">
      <style:text-properties fo:font-weight="bold" officeooo:rsid="0015417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26f76"/>
    </style:style>
    <style:style style:name="T9" style:family="text">
      <style:text-properties officeooo:rsid="00154176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154176" style:font-size-asian="16pt" style:font-weight-asian="bold" style:font-size-complex="16pt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rcício em sala Ori</text:p>
      <text:p text:style-name="Subtitle">Nome: <text:span text:style-name="T1">M</text:span>aycon <text:span text:style-name="T1">D</text:span>ouglas <text:span text:style-name="T1">B</text:span>atista dos <text:span text:style-name="T1">S</text:span>antos</text:p>
      <text:p text:style-name="Subtitle">Matricula: 11921BSI209</text:p>
      <text:p text:style-name="P10"/>
      <text:p text:style-name="P11"><text:span text:style-name="T9">Questão </text:span>a)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column table:style-name="Tabela1.F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6">D1</text:p>
          </table:table-cell>
          <table:table-cell table:style-name="Tabela1.A1" office:value-type="string">
            <text:p text:style-name="P16">D2</text:p>
          </table:table-cell>
          <table:table-cell table:style-name="Tabela1.A1" office:value-type="string">
            <text:p text:style-name="P16">D3</text:p>
          </table:table-cell>
          <table:table-cell table:style-name="Tabela1.A1" office:value-type="string">
            <text:p text:style-name="P16">D4</text:p>
          </table:table-cell>
          <table:table-cell table:style-name="Tabela1.F1" office:value-type="string">
            <text:p text:style-name="P16">D5</text:p>
          </table:table-cell>
        </table:table-row>
        <table:table-row>
          <table:table-cell table:style-name="Tabela1.A2" office:value-type="string">
            <text:p text:style-name="P16">Logan</text:p>
          </table:table-cell>
          <table:table-cell table:style-name="Tabela1.A2" office:value-type="string">
            <text:p text:style-name="P16">1</text:p>
          </table:table-cell>
          <table:table-cell table:style-name="Tabela1.A2" office:value-type="string">
            <text:p text:style-name="P16">1</text:p>
          </table:table-cell>
          <table:table-cell table:style-name="Tabela1.A2" office:value-type="string">
            <text:p text:style-name="P16">0</text:p>
          </table:table-cell>
          <table:table-cell table:style-name="Tabela1.A2" office:value-type="string">
            <text:p text:style-name="P16">1</text:p>
          </table:table-cell>
          <table:table-cell table:style-name="Tabela1.F2" office:value-type="string">
            <text:p text:style-name="P16">0</text:p>
          </table:table-cell>
        </table:table-row>
        <table:table-row>
          <table:table-cell table:style-name="Tabela1.A2" office:value-type="string">
            <text:p text:style-name="P16">Ororo</text:p>
          </table:table-cell>
          <table:table-cell table:style-name="Tabela1.A2" office:value-type="string">
            <text:p text:style-name="P16">1</text:p>
          </table:table-cell>
          <table:table-cell table:style-name="Tabela1.A2" office:value-type="string">
            <text:p text:style-name="P16">0</text:p>
          </table:table-cell>
          <table:table-cell table:style-name="Tabela1.A2" office:value-type="string">
            <text:p text:style-name="P16">1</text:p>
          </table:table-cell>
          <table:table-cell table:style-name="Tabela1.A2" office:value-type="string">
            <text:p text:style-name="P16">0</text:p>
          </table:table-cell>
          <table:table-cell table:style-name="Tabela1.F2" office:value-type="string">
            <text:p text:style-name="P16">0</text:p>
          </table:table-cell>
        </table:table-row>
        <table:table-row>
          <table:table-cell table:style-name="Tabela1.A2" office:value-type="string">
            <text:p text:style-name="P16">Stark</text:p>
          </table:table-cell>
          <table:table-cell table:style-name="Tabela1.A2" office:value-type="string">
            <text:p text:style-name="P16">0</text:p>
          </table:table-cell>
          <table:table-cell table:style-name="Tabela1.A2" office:value-type="string">
            <text:p text:style-name="P16">0</text:p>
          </table:table-cell>
          <table:table-cell table:style-name="Tabela1.A2" office:value-type="string">
            <text:p text:style-name="P16">1</text:p>
          </table:table-cell>
          <table:table-cell table:style-name="Tabela1.A2" office:value-type="string">
            <text:p text:style-name="P16">0</text:p>
          </table:table-cell>
          <table:table-cell table:style-name="Tabela1.F2" office:value-type="string">
            <text:p text:style-name="P16">0</text:p>
          </table:table-cell>
        </table:table-row>
        <table:table-row>
          <table:table-cell table:style-name="Tabela1.A2" office:value-type="string">
            <text:p text:style-name="P16">Parker</text:p>
          </table:table-cell>
          <table:table-cell table:style-name="Tabela1.A2" office:value-type="string">
            <text:p text:style-name="P16">0</text:p>
          </table:table-cell>
          <table:table-cell table:style-name="Tabela1.A2" office:value-type="string">
            <text:p text:style-name="P16">1</text:p>
          </table:table-cell>
          <table:table-cell table:style-name="Tabela1.A2" office:value-type="string">
            <text:p text:style-name="P16">0</text:p>
          </table:table-cell>
          <table:table-cell table:style-name="Tabela1.A2" office:value-type="string">
            <text:p text:style-name="P16">0</text:p>
          </table:table-cell>
          <table:table-cell table:style-name="Tabela1.F2" office:value-type="string">
            <text:p text:style-name="P16">0</text:p>
          </table:table-cell>
        </table:table-row>
        <table:table-row>
          <table:table-cell table:style-name="Tabela1.A2" office:value-type="string">
            <text:p text:style-name="P16">Groot</text:p>
          </table:table-cell>
          <table:table-cell table:style-name="Tabela1.A2" office:value-type="string">
            <text:p text:style-name="P16">0</text:p>
          </table:table-cell>
          <table:table-cell table:style-name="Tabela1.A2" office:value-type="string">
            <text:p text:style-name="P16">0</text:p>
          </table:table-cell>
          <table:table-cell table:style-name="Tabela1.A2" office:value-type="string">
            <text:p text:style-name="P16">1</text:p>
          </table:table-cell>
          <table:table-cell table:style-name="Tabela1.A2" office:value-type="string">
            <text:p text:style-name="P16">1</text:p>
          </table:table-cell>
          <table:table-cell table:style-name="Tabela1.F2" office:value-type="string">
            <text:p text:style-name="P16">1</text:p>
          </table:table-cell>
        </table:table-row>
        <table:table-row>
          <table:table-cell table:style-name="Tabela1.A2" office:value-type="string">
            <text:p text:style-name="P16">Rocket</text:p>
          </table:table-cell>
          <table:table-cell table:style-name="Tabela1.A2" office:value-type="string">
            <text:p text:style-name="P16">0</text:p>
          </table:table-cell>
          <table:table-cell table:style-name="Tabela1.A2" office:value-type="string">
            <text:p text:style-name="P16">0</text:p>
          </table:table-cell>
          <table:table-cell table:style-name="Tabela1.A2" office:value-type="string">
            <text:p text:style-name="P16">1</text:p>
          </table:table-cell>
          <table:table-cell table:style-name="Tabela1.A2" office:value-type="string">
            <text:p text:style-name="P16">0</text:p>
          </table:table-cell>
          <table:table-cell table:style-name="Tabela1.F2" office:value-type="string">
            <text:p text:style-name="P16">1</text:p>
          </table:table-cell>
        </table:table-row>
      </table:table>
      <text:p text:style-name="P1"/>
      <text:p text:style-name="P3"><text:span text:style-name="T11">Questão </text:span><text:span text:style-name="T10">b)</text:span> </text:p>
      <text:p text:style-name="P3">não, <text:span text:style-name="T9">pois</text:span> cada linha foi representada de uma maneira diferente.</text:p>
      <text:p text:style-name="P2"/>
      <text:p text:style-name="P12"><text:span text:style-name="T9">Questão </text:span>c)</text:p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 table:number-columns-repeated="2"/>
        <table:table-column table:style-name="Tabela2.E"/>
        <table:table-column table:style-name="Tabela2.F"/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17">D1</text:p>
          </table:table-cell>
          <table:table-cell table:style-name="Tabela2.A1" office:value-type="string">
            <text:p text:style-name="P17">D2</text:p>
          </table:table-cell>
          <table:table-cell table:style-name="Tabela2.A1" office:value-type="string">
            <text:p text:style-name="P17">D3</text:p>
          </table:table-cell>
          <table:table-cell table:style-name="Tabela2.A1" office:value-type="string">
            <text:p text:style-name="P17">D4</text:p>
          </table:table-cell>
          <table:table-cell table:style-name="Tabela2.F1" office:value-type="string">
            <text:p text:style-name="P17">D5</text:p>
          </table:table-cell>
        </table:table-row>
        <table:table-row>
          <table:table-cell table:style-name="Tabela2.A2" office:value-type="string">
            <text:p text:style-name="P17">Logan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0</text:p>
          </table:table-cell>
          <table:table-cell table:style-name="Tabela2.A2" office:value-type="string">
            <text:p text:style-name="P17">1</text:p>
          </table:table-cell>
          <table:table-cell table:style-name="Tabela2.F2" office:value-type="string">
            <text:p text:style-name="P17">0</text:p>
          </table:table-cell>
        </table:table-row>
        <table:table-row>
          <table:table-cell table:style-name="Tabela2.A2" office:value-type="string">
            <text:p text:style-name="P17">Ororo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0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0</text:p>
          </table:table-cell>
          <table:table-cell table:style-name="Tabela2.F2" office:value-type="string">
            <text:p text:style-name="P17">0</text:p>
          </table:table-cell>
        </table:table-row>
        <table:table-row>
          <table:table-cell table:style-name="Tabela2.A2" office:value-type="string">
            <text:p text:style-name="P17">Stark</text:p>
          </table:table-cell>
          <table:table-cell table:style-name="Tabela2.A2" office:value-type="string">
            <text:p text:style-name="P17">0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0</text:p>
          </table:table-cell>
          <table:table-cell table:style-name="Tabela2.A2" office:value-type="string">
            <text:p text:style-name="P17">0</text:p>
          </table:table-cell>
          <table:table-cell table:style-name="Tabela2.F2" office:value-type="string">
            <text:p text:style-name="P17">0</text:p>
          </table:table-cell>
        </table:table-row>
        <table:table-row>
          <table:table-cell table:style-name="Tabela2.A2" office:value-type="string">
            <text:p text:style-name="P17">Parker</text:p>
          </table:table-cell>
          <table:table-cell table:style-name="Tabela2.A2" office:value-type="string">
            <text:p text:style-name="P17">0</text:p>
          </table:table-cell>
          <table:table-cell table:style-name="Tabela2.A2" office:value-type="string">
            <text:p text:style-name="P17">2</text:p>
          </table:table-cell>
          <table:table-cell table:style-name="Tabela2.A2" office:value-type="string">
            <text:p text:style-name="P17">0</text:p>
          </table:table-cell>
          <table:table-cell table:style-name="Tabela2.A2" office:value-type="string">
            <text:p text:style-name="P17">0</text:p>
          </table:table-cell>
          <table:table-cell table:style-name="Tabela2.F2" office:value-type="string">
            <text:p text:style-name="P17">0</text:p>
          </table:table-cell>
        </table:table-row>
        <table:table-row>
          <table:table-cell table:style-name="Tabela2.A2" office:value-type="string">
            <text:p text:style-name="P17">Groot</text:p>
          </table:table-cell>
          <table:table-cell table:style-name="Tabela2.A2" office:value-type="string">
            <text:p text:style-name="P17">0</text:p>
          </table:table-cell>
          <table:table-cell table:style-name="Tabela2.A2" office:value-type="string">
            <text:p text:style-name="P17">0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2</text:p>
          </table:table-cell>
          <table:table-cell table:style-name="Tabela2.F2" office:value-type="string">
            <text:p text:style-name="P17">1</text:p>
          </table:table-cell>
        </table:table-row>
        <table:table-row>
          <table:table-cell table:style-name="Tabela2.A2" office:value-type="string">
            <text:p text:style-name="P17">Rocket</text:p>
          </table:table-cell>
          <table:table-cell table:style-name="Tabela2.A2" office:value-type="string">
            <text:p text:style-name="P17">0</text:p>
          </table:table-cell>
          <table:table-cell table:style-name="Tabela2.A2" office:value-type="string">
            <text:p text:style-name="P17">0</text:p>
          </table:table-cell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7">0</text:p>
          </table:table-cell>
          <table:table-cell table:style-name="Tabela2.F2" office:value-type="string">
            <text:p text:style-name="P17">2</text:p>
          </table:table-cell>
        </table:table-row>
      </table:table>
      <text:p text:style-name="P2"/>
      <text:p text:style-name="P13"><text:span text:style-name="T9">Questão </text:span>d)</text:p>
      <text:p text:style-name="P4"/>
      <text:p text:style-name="P5">q1 = ororo <text:span text:style-name="T3">And</text:span> (rocket <text:span text:style-name="T3">And</text:span> groot)</text:p>
      <text:p text:style-name="P5"/>
      <text:p text:style-name="P5">Iniciaremos pelos parênteses que possui prioridade ou seja: <text:s/><text:span text:style-name="T6">rocket </text:span><text:span text:style-name="T3">And</text:span><text:span text:style-name="T6"> groot</text:span></text:p>
      <text:p text:style-name="P5"/>
      <text:p text:style-name="P5"><draw:frame draw:style-name="fr1" draw:name="Objeto1" text:anchor-type="as-char" svg:y="-0.377cm" svg:width="4.664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Agora pegaremos o resultado da operação anterior e faremos: <text:span text:style-name="T3">And</text:span> ororo.</text:p>
      <text:p text:style-name="P5"><text:s/></text:p>
      <text:p text:style-name="P5"><draw:frame draw:style-name="fr1" draw:name="Objeto2" text:anchor-type="as-char" svg:y="-0.377cm" svg:width="4.68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>Ou seja como resposta obteremos somente o texto <text:span text:style-name="T7">D3</text:span>.</text:p>
      <text:p text:style-name="P5"><text:soft-page-break/></text:p>
      <text:p text:style-name="P5">Q2 = (logan <text:span text:style-name="T4">Or</text:span><text:span text:style-name="T8"> parker </text:span><text:span text:style-name="T4">Or </text:span><text:span text:style-name="T8">ororo) </text:span><text:span text:style-name="T4">And Not</text:span><text:span text:style-name="T8"> rocket</text:span></text:p>
      <text:p text:style-name="P6">Como anteriormente eu farei primeiro a operação entre parênteses: <text:s/><text:span text:style-name="T2">logan </text:span><text:span text:style-name="T3">Or</text:span> parker <text:span text:style-name="T3">Or </text:span>ororo.</text:p>
      <text:p text:style-name="P6"/>
      <text:p text:style-name="P6"><draw:frame draw:style-name="fr1" draw:name="Objeto3" text:anchor-type="as-char" svg:y="-0.377cm" svg:width="6.262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6">Agora temos que fazer o resto da operação mas antes temos que inverter a linha do rocket.</text:p>
      <text:p text:style-name="P6"/>
      <text:p text:style-name="P6"><draw:frame draw:style-name="fr1" draw:name="Objeto4" text:anchor-type="as-char" svg:y="-0.377cm" svg:width="3.336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6">Agora podemos fazer o resto da operação.</text:p>
      <text:p text:style-name="P6"/>
      <text:p text:style-name="P6"><draw:frame draw:style-name="fr1" draw:name="Objeto5" text:anchor-type="as-char" svg:y="-0.377cm" svg:width="4.63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8">Como resposta obteremos os textos (D1, D2, D4).</text:p>
      <text:p text:style-name="P8"/>
      <text:p text:style-name="P14"><text:span text:style-name="T9">Questão e)</text:span></text:p>
      <text:p text:style-name="P8"/>
      <text:p text:style-name="P8"><text:span text:style-name="T9">Como exemplo de uma consulta que não retornaria nenhum documento temos: logan </text:span><text:span text:style-name="T5">And</text:span><text:span text:style-name="T9"> ororo </text:span><text:span text:style-name="T5">And</text:span><text:span text:style-name="T9"> stark </text:span><text:span text:style-name="T5">And</text:span><text:span text:style-name="T9"> parker </text:span><text:span text:style-name="T5">And</text:span><text:span text:style-name="T9"> groot </text:span><text:span text:style-name="T5">And</text:span><text:span text:style-name="T9"> rocket. </text:span></text:p>
      <text:p text:style-name="P8"/>
      <text:p text:style-name="P8"><draw:frame draw:style-name="fr1" draw:name="Objeto6" text:anchor-type="as-char" svg:y="-0.377cm" svg:width="11.134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6"><text:s/></text:p>
      <text:p text:style-name="P9">Retornando assim nenhum documento.</text:p>
      <text:p text:style-name="P9"/>
      <text:p text:style-name="P15">Questão f)</text:p>
      <text:p text:style-name="P9"/>
      <text:p text:style-name="P9">Outro exemplo de consulta é que poderia retornar todos os documentos de consulta seria: logan <text:span text:style-name="T3">Or</text:span> ororo <text:span text:style-name="T3">Or</text:span> stark <text:span text:style-name="T3">Or</text:span> parker <text:span text:style-name="T3">Or</text:span> groot <text:span text:style-name="T3">Or</text:span> rocket. </text:p>
      <text:p text:style-name="P9"/>
      <text:p text:style-name="P9"><draw:frame draw:style-name="fr1" draw:name="Objeto7" text:anchor-type="as-char" svg:y="-0.377cm" svg:width="11.077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20:12:07.482680534</meta:creation-date>
    <dc:date>2022-10-28T20:53:40.160513347</dc:date>
    <meta:editing-duration>PT21M9S</meta:editing-duration>
    <meta:editing-cycles>8</meta:editing-cycles>
    <meta:generator>LibreOffice/7.3.6.2$Linux_X86_64 LibreOffice_project/30$Build-2</meta:generator>
    <meta:document-statistic meta:table-count="2" meta:image-count="0" meta:object-count="7" meta:page-count="2" meta:paragraph-count="113" meta:word-count="315" meta:character-count="1517" meta:non-whitespace-character-count="1300"/>
  </office:meta>
</office:document-meta>
</file>

<file path=Object 1/content.xml><?xml version="1.0" encoding="utf-8"?>
<math xmlns="http://www.w3.org/1998/Math/MathML" display="block">
  <semantics>
    <mrow>
      <mn>0</mn>
      <mn>0</mn>
      <mn>1</mn>
      <mn>0</mn>
      <mrow>
        <mn>1</mn>
        <mo stretchy="false">∧</mo>
        <mn>0</mn>
      </mrow>
      <mn>0</mn>
      <mn>1</mn>
      <mn>1</mn>
      <mrow>
        <mn>1</mn>
        <mo stretchy="false">=</mo>
        <mn>0</mn>
      </mrow>
      <mn>0</mn>
      <mn>1</mn>
      <mn>0</mn>
      <mn>1</mn>
    </mrow>
    <annotation encoding="StarMath 5.0">0 0 1 0 1 and 0 0 1 1 1 = 0 0 1 0 1 </annotation>
  </semantics>
</math>
</file>

<file path=Object 2/content.xml><?xml version="1.0" encoding="utf-8"?>
<math xmlns="http://www.w3.org/1998/Math/MathML" display="block">
  <semantics>
    <mrow>
      <mn>0</mn>
      <mn>0</mn>
      <mn>1</mn>
      <mn>0</mn>
      <mrow>
        <mn>1</mn>
        <mo stretchy="false">∧</mo>
        <mn>1</mn>
      </mrow>
      <mn>0</mn>
      <mn>1</mn>
      <mn>0</mn>
      <mrow>
        <mn>0</mn>
        <mo stretchy="false">=</mo>
        <mn>0</mn>
      </mrow>
      <mn>0</mn>
      <mn>1</mn>
      <mn>0</mn>
      <mn>0</mn>
    </mrow>
    <annotation encoding="StarMath 5.0">0 0 1 0 1  and 1 0 1 0 0 = 0 0 1 0 0</annotation>
  </semantics>
</math>
</file>

<file path=Object 3/content.xml><?xml version="1.0" encoding="utf-8"?>
<math xmlns="http://www.w3.org/1998/Math/MathML" display="block">
  <semantics>
    <mrow>
      <mrow>
        <mrow>
          <mrow>
            <mn>1</mn>
            <mn>1</mn>
            <mn>0</mn>
            <mn>1</mn>
            <mn>0</mn>
          </mrow>
          <mo stretchy="false">∨</mo>
          <mrow>
            <mn>0</mn>
            <mn>1</mn>
            <mn>0</mn>
            <mn>0</mn>
            <mn>0</mn>
          </mrow>
          <mo stretchy="false">∨</mo>
          <mrow>
            <mn>1</mn>
            <mn>0</mn>
            <mn>1</mn>
            <mn>0</mn>
            <mn>0</mn>
          </mrow>
        </mrow>
        <mo stretchy="false">=</mo>
        <mn>1</mn>
      </mrow>
      <mn>1</mn>
      <mn>1</mn>
      <mn>1</mn>
      <mn>0</mn>
    </mrow>
    <annotation encoding="StarMath 5.0">{1 1 0 1 0} Or {0 1 0 0 0} or {1 0 1 0 0} = 1 1 1 1 0</annotation>
  </semantics>
</math>
</file>

<file path=Object 4/content.xml><?xml version="1.0" encoding="utf-8"?>
<math xmlns="http://www.w3.org/1998/Math/MathML" display="block">
  <semantics>
    <mrow>
      <mrow>
        <mo stretchy="false">¬</mo>
        <mn>0</mn>
      </mrow>
      <mn>0</mn>
      <mn>1</mn>
      <mn>0</mn>
      <mrow>
        <mn>1</mn>
        <mo stretchy="false">=</mo>
        <mn>1</mn>
      </mrow>
      <mn>1</mn>
      <mn>0</mn>
      <mn>1</mn>
      <mn>0</mn>
    </mrow>
    <annotation encoding="StarMath 5.0">neg 0 0 1 0 1 = 1 1 0 1 0</annotation>
  </semantics>
</math>
</file>

<file path=Object 5/content.xml><?xml version="1.0" encoding="utf-8"?>
<math xmlns="http://www.w3.org/1998/Math/MathML" display="block">
  <semantics>
    <mrow>
      <mn>1</mn>
      <mn>1</mn>
      <mn>1</mn>
      <mn>1</mn>
      <mrow>
        <mn>0</mn>
        <mo stretchy="false">∧</mo>
        <mn>1</mn>
      </mrow>
      <mn>1</mn>
      <mn>0</mn>
      <mn>1</mn>
      <mrow>
        <mn>0</mn>
        <mo stretchy="false">=</mo>
        <mn>1</mn>
      </mrow>
      <mn>1</mn>
      <mn>0</mn>
      <mn>1</mn>
      <mn>0</mn>
    </mrow>
    <annotation encoding="StarMath 5.0">1 1 1 1 0 and 1 1 0 1 0 = 1 1 0 1 0</annotation>
  </semantics>
</math>
</file>

<file path=Object 6/content.xml><?xml version="1.0" encoding="utf-8"?>
<math xmlns="http://www.w3.org/1998/Math/MathML" display="block">
  <semantics>
    <mrow>
      <mn>1</mn>
      <mn>1</mn>
      <mn>0</mn>
      <mn>1</mn>
      <mrow>
        <mn>0</mn>
        <mo stretchy="false">∧</mo>
        <mn>1</mn>
      </mrow>
      <mn>0</mn>
      <mn>1</mn>
      <mn>0</mn>
      <mrow>
        <mn>0</mn>
        <mo stretchy="false">∧</mo>
        <mn>0</mn>
      </mrow>
      <mn>0</mn>
      <mn>1</mn>
      <mn>0</mn>
      <mrow>
        <mn>0</mn>
        <mo stretchy="false">∧</mo>
        <mn>0</mn>
      </mrow>
      <mn>1</mn>
      <mn>0</mn>
      <mn>0</mn>
      <mrow>
        <mn>0</mn>
        <mo stretchy="false">∧</mo>
        <mn>0</mn>
      </mrow>
      <mn>0</mn>
      <mn>1</mn>
      <mn>1</mn>
      <mrow>
        <mn>1</mn>
        <mo stretchy="false">∧</mo>
        <mn>0</mn>
      </mrow>
      <mn>0</mn>
      <mn>1</mn>
      <mn>0</mn>
      <mrow>
        <mn>1</mn>
        <mo stretchy="false">=</mo>
        <mn>0</mn>
      </mrow>
      <mn>0</mn>
      <mn>0</mn>
      <mn>0</mn>
      <mn>0</mn>
    </mrow>
    <annotation encoding="StarMath 5.0">1 1 0 1 0 and 1 0 1 0 0 and 0 0 1 0 0 and 0 1 0 0 0 and 0 0 1 1 1 and 0 0 1 0 1 = 0 0 0 0 0</annotation>
  </semantics>
</math>
</file>

<file path=Object 7/content.xml><?xml version="1.0" encoding="utf-8"?>
<math xmlns="http://www.w3.org/1998/Math/MathML" display="block">
  <semantics>
    <mrow>
      <mn>1</mn>
      <mn>1</mn>
      <mn>0</mn>
      <mn>1</mn>
      <mrow>
        <mn>0</mn>
        <mo stretchy="false">∧</mo>
        <mn>1</mn>
      </mrow>
      <mn>0</mn>
      <mn>1</mn>
      <mn>0</mn>
      <mrow>
        <mn>0</mn>
        <mo stretchy="false">∧</mo>
        <mn>0</mn>
      </mrow>
      <mn>0</mn>
      <mn>1</mn>
      <mn>0</mn>
      <mrow>
        <mn>0</mn>
        <mo stretchy="false">∧</mo>
        <mn>0</mn>
      </mrow>
      <mn>1</mn>
      <mn>0</mn>
      <mn>0</mn>
      <mrow>
        <mn>0</mn>
        <mo stretchy="false">∧</mo>
        <mn>0</mn>
      </mrow>
      <mn>0</mn>
      <mn>1</mn>
      <mn>1</mn>
      <mrow>
        <mn>1</mn>
        <mo stretchy="false">∧</mo>
        <mn>0</mn>
      </mrow>
      <mn>0</mn>
      <mn>1</mn>
      <mn>0</mn>
      <mrow>
        <mn>1</mn>
        <mo stretchy="false">=</mo>
        <mn>1</mn>
      </mrow>
      <mn>1</mn>
      <mn>1</mn>
      <mn>1</mn>
      <mn>1</mn>
    </mrow>
    <annotation encoding="StarMath 5.0">1 1 0 1 0 and 1 0 1 0 0 and 0 0 1 0 0 and 0 1 0 0 0 and 0 0 1 1 1 and 0 0 1 0 1 = 1 1 1 1 1</annotation>
  </semantics>
</math>
</file>